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3.828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4.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ntidad de dato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Cantidad de datos</text:p>
          </table:table-cell>
          <table:table-cell office:value-type="string" calcext:value-type="string">
            <text:p>promedi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426912307739258" calcext:value-type="float">
            <text:p>0,00426912307739258</text:p>
          </table:table-cell>
          <table:table-cell office:value-type="float" office:value="0.000920534133911133" calcext:value-type="float">
            <text:p>0,000920534133911133</text:p>
          </table:table-cell>
          <table:table-cell office:value-type="float" office:value="0.00194764137268066" calcext:value-type="float">
            <text:p>0,00194764137268066</text:p>
          </table:table-cell>
          <table:table-cell office:value-type="float" office:value="0.000923633575439453" calcext:value-type="float">
            <text:p>0,000923633575439453</text:p>
          </table:table-cell>
          <table:table-cell office:value-type="float" office:value="0.00119638442993164" calcext:value-type="float">
            <text:p>0,00119638442993164</text:p>
          </table:table-cell>
          <table:table-cell office:value-type="float" office:value="0.000903844833374023" calcext:value-type="float">
            <text:p>0,000903844833374023</text:p>
          </table:table-cell>
          <table:table-cell office:value-type="float" office:value="0.00118541717529297" calcext:value-type="float">
            <text:p>0,00118541717529297</text:p>
          </table:table-cell>
          <table:table-cell office:value-type="float" office:value="0.000946521759033203" calcext:value-type="float">
            <text:p>0,000946521759033203</text:p>
          </table:table-cell>
          <table:table-cell office:value-type="float" office:value="0.000931501388549805" calcext:value-type="float">
            <text:p>0,000931501388549805</text:p>
          </table:table-cell>
          <table:table-cell office:value-type="float" office:value="0.000916242599487305" calcext:value-type="float">
            <text:p>0,000916242599487305</text:p>
          </table:table-cell>
          <table:table-cell table:formula="of:=AVERAGE([.B2:.K2])" office:value-type="float" office:value="0.00141408443450928" calcext:value-type="float">
            <text:p>0,00141408443450928</text:p>
          </table:table-cell>
          <table:table-cell office:value-type="float" office:value="100" calcext:value-type="float">
            <text:p>100</text:p>
          </table:table-cell>
          <table:table-cell table:formula="of:=AVERAGE([.D2:.M2])" office:value-type="float" office:value="10.0010365271568" calcext:value-type="float">
            <text:p>10,00103652715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04324626922607" calcext:value-type="float">
            <text:p>0,0304324626922607</text:p>
          </table:table-cell>
          <table:table-cell office:value-type="float" office:value="0.0320751667022705" calcext:value-type="float">
            <text:p>0,0320751667022705</text:p>
          </table:table-cell>
          <table:table-cell office:value-type="float" office:value="0.0344815254211426" calcext:value-type="float">
            <text:p>0,0344815254211426</text:p>
          </table:table-cell>
          <table:table-cell office:value-type="float" office:value="0.0253787040710449" calcext:value-type="float">
            <text:p>0,0253787040710449</text:p>
          </table:table-cell>
          <table:table-cell office:value-type="float" office:value="0.0292932987213135" calcext:value-type="float">
            <text:p>0,0292932987213135</text:p>
          </table:table-cell>
          <table:table-cell office:value-type="float" office:value="0.025792121887207" calcext:value-type="float">
            <text:p>0,025792121887207</text:p>
          </table:table-cell>
          <table:table-cell office:value-type="float" office:value="0.0318758487701416" calcext:value-type="float">
            <text:p>0,0318758487701416</text:p>
          </table:table-cell>
          <table:table-cell office:value-type="float" office:value="0.0399229526519775" calcext:value-type="float">
            <text:p>0,0399229526519775</text:p>
          </table:table-cell>
          <table:table-cell office:value-type="float" office:value="0.00869560241699219" calcext:value-type="float">
            <text:p>0,00869560241699219</text:p>
          </table:table-cell>
          <table:table-cell office:value-type="float" office:value="0.0237648487091064" calcext:value-type="float">
            <text:p>0,0237648487091064</text:p>
          </table:table-cell>
          <table:table-cell table:formula="of:=AVERAGE([.B3:.K3])" office:value-type="float" office:value="0.0281712532043457" calcext:value-type="float">
            <text:p>0,0281712532043457</text:p>
          </table:table-cell>
          <table:table-cell office:value-type="float" office:value="1000" calcext:value-type="float">
            <text:p>1000</text:p>
          </table:table-cell>
          <table:table-cell table:formula="of:=AVERAGE([.D3:.M3])" office:value-type="float" office:value="100.024737615585" calcext:value-type="float">
            <text:p>100,02473761558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46022939682007" calcext:value-type="float">
            <text:p>0,246022939682007</text:p>
          </table:table-cell>
          <table:table-cell office:value-type="float" office:value="0.210826635360718" calcext:value-type="float">
            <text:p>0,210826635360718</text:p>
          </table:table-cell>
          <table:table-cell office:value-type="float" office:value="0.227855682373047" calcext:value-type="float">
            <text:p>0,227855682373047</text:p>
          </table:table-cell>
          <table:table-cell office:value-type="float" office:value="0.908727884292603" calcext:value-type="float">
            <text:p>0,908727884292603</text:p>
          </table:table-cell>
          <table:table-cell office:value-type="float" office:value="0.870012998580933" calcext:value-type="float">
            <text:p>0,870012998580933</text:p>
          </table:table-cell>
          <table:table-cell office:value-type="float" office:value="0.689489364624023" calcext:value-type="float">
            <text:p>0,689489364624023</text:p>
          </table:table-cell>
          <table:table-cell office:value-type="float" office:value="1.44455194473267" calcext:value-type="float">
            <text:p>1,44455194473267</text:p>
          </table:table-cell>
          <table:table-cell office:value-type="float" office:value="0.826117515563965" calcext:value-type="float">
            <text:p>0,826117515563965</text:p>
          </table:table-cell>
          <table:table-cell office:value-type="float" office:value="0.840936899185181" calcext:value-type="float">
            <text:p>0,840936899185181</text:p>
          </table:table-cell>
          <table:table-cell office:value-type="float" office:value="0.863138675689697" calcext:value-type="float">
            <text:p>0,863138675689697</text:p>
          </table:table-cell>
          <table:table-cell table:formula="of:=AVERAGE([.B4:.K4])" office:value-type="float" office:value="0.712768054008484" calcext:value-type="float">
            <text:p>0,712768054008484</text:p>
          </table:table-cell>
          <table:table-cell office:value-type="float" office:value="10000" calcext:value-type="float">
            <text:p>10000</text:p>
          </table:table-cell>
          <table:table-cell table:formula="of:=AVERAGE([.D4:.M4])" office:value-type="float" office:value="1000.73835990191" calcext:value-type="float">
            <text:p>1000,7383599019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.9813618659973" calcext:value-type="float">
            <text:p>10,9813618659973</text:p>
          </table:table-cell>
          <table:table-cell office:value-type="float" office:value="8.11467528343201" calcext:value-type="float">
            <text:p>8,11467528343201</text:p>
          </table:table-cell>
          <table:table-cell office:value-type="float" office:value="3.57519245147705" calcext:value-type="float">
            <text:p>3,57519245147705</text:p>
          </table:table-cell>
          <table:table-cell office:value-type="float" office:value="3.57292342185974" calcext:value-type="float">
            <text:p>3,57292342185974</text:p>
          </table:table-cell>
          <table:table-cell office:value-type="float" office:value="4.00700807571411" calcext:value-type="float">
            <text:p>4,00700807571411</text:p>
          </table:table-cell>
          <table:table-cell office:value-type="float" office:value="7.48417258262634" calcext:value-type="float">
            <text:p>7,48417258262634</text:p>
          </table:table-cell>
          <table:table-cell office:value-type="float" office:value="3.88793754577637" calcext:value-type="float">
            <text:p>3,88793754577637</text:p>
          </table:table-cell>
          <table:table-cell office:value-type="float" office:value="3.8853223323822" calcext:value-type="float">
            <text:p>3,8853223323822</text:p>
          </table:table-cell>
          <table:table-cell office:value-type="float" office:value="7.3916552066803" calcext:value-type="float">
            <text:p>7,3916552066803</text:p>
          </table:table-cell>
          <table:table-cell office:value-type="float" office:value="3.70813846588135" calcext:value-type="float">
            <text:p>3,70813846588135</text:p>
          </table:table-cell>
          <table:table-cell table:formula="of:=AVERAGE([.B5:.K5])" office:value-type="float" office:value="5.66083872318268" calcext:value-type="float">
            <text:p>5,66083872318268</text:p>
          </table:table-cell>
          <table:table-cell office:value-type="float" office:value="100000" calcext:value-type="float">
            <text:p>100000</text:p>
          </table:table-cell>
          <table:table-cell table:formula="of:=AVERAGE([.D5:.M5])" office:value-type="float" office:value="10004.3173188806" calcext:value-type="float">
            <text:p>10004,31731888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10"/>
          <table:table-cell table:formula="of:=AVERAGE([.B6:.K6])" office:value-type="string" office:string-value="" calcext:value-type="error">
            <text:p>#¡DIV/0!</text:p>
          </table:table-cell>
          <table:table-cell table:number-columns-repeated="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10"/>
          <table:table-cell table:formula="of:=AVERAGE([.B7:.K7])" office:value-type="string" office:string-value="" calcext:value-type="error">
            <text:p>#¡DIV/0!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AVERAGE([.B8:.K8])" office:value-type="string" office:string-value="" calcext:value-type="error">
            <text:p>#¡DIV/0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6:25:17.913864002</meta:creation-date>
    <dc:date>2023-09-03T18:23:43.681224557</dc:date>
    <meta:editing-duration>P3DT1H16M49S</meta:editing-duration>
    <meta:editing-cycles>1</meta:editing-cycles>
    <meta:document-statistic meta:table-count="1" meta:cell-count="75" meta:object-count="0"/>
    <meta:generator>LibreOffice/7.3.7.2$Linux_X86_64 LibreOffice_project/30$Build-2</meta:generator>
  </office:meta>
</office:document-meta>
</file>